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4.528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6.163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padding="0.085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padding="0.085cm"/>
      <style:text-properties fo:font-size="10pt" style:font-size-asian="10pt" style:font-size-complex="10pt"/>
    </style:style>
    <style:style style:name="ce7" style:family="table-cell" style:parent-style-name="Default">
      <style:table-cell-properties fo:padding="0.085cm"/>
      <style:text-properties fo:font-size="10pt" style:text-underline-style="solid" style:text-underline-width="auto" style:text-underline-color="font-color" style:font-size-asian="10pt" style:font-size-complex="10pt"/>
    </style:style>
    <style:style style:name="ce8" style:family="table-cell" style:parent-style-name="Default">
      <style:table-cell-properties fo:padding="0.085cm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Tabelle1" table:style-name="ta1" table:print-ranges="Tabelle1.A1:Tabelle1.E52"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number-columns-repeated="1010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2" office:value-type="string" calcext:value-type="string">
            <text:p>PIN#</text:p>
          </table:table-cell>
          <table:table-cell table:style-name="ce5" office:value-type="string" calcext:value-type="string">
            <text:p>Function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Notes</text:p>
          </table:table-cell>
          <table:table-cell table:style-name="ce12" table:number-columns-repeated="1010"/>
        </table:table-row>
        <table:table-row table:style-name="ro2">
          <table:table-cell office:value-type="string" calcext:value-type="string">
            <text:p>RPi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GPIO-02 / </text:span><text:span text:style-name="T2">I2C-1-DATA</text:span></text:p>
          </table:table-cell>
          <table:table-cell table:style-name="ce9" office:value-type="string" calcext:value-type="string">
            <text:p>IO</text:p>
          </table:table-cell>
          <table:table-cell office:value-type="string" calcext:value-type="string">
            <text:p>Power-Sensors ; LCD-Display</text:p>
          </table:table-cell>
          <table:table-cell table:style-name="ce12" table:number-columns-repeated="1011"/>
        </table:table-row>
        <table:table-row table:style-name="ro2">
          <table:table-cell office:value-type="string" calcext:value-type="string">
            <text:p>RPi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GPIO-03 / </text:span><text:span text:style-name="T2">I2C-1-CLOCK</text:span></text:p>
          </table:table-cell>
          <table:table-cell table:style-name="ce9" office:value-type="string" calcext:value-type="string">
            <text:p>IO</text:p>
          </table:table-cell>
          <table:table-cell office:value-type="string" calcext:value-type="string">
            <text:p>Power-Sensors ; LCD-Display</text:p>
          </table:table-cell>
          <table:table-cell table:style-name="ce12" table:number-columns-repeated="1011"/>
        </table:table-row>
        <table:table-row table:style-name="ro2">
          <table:table-cell office:value-type="string" calcext:value-type="string">
            <text:p>RPi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2">GPIO-04</text:span> / Soft1wire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2-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Pi</text:p>
          </table:table-cell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<text:span text:style-name="T1">GPIO-14 / </text:span><text:span text:style-name="T2">UART-TXD</text:span></text:p>
          </table:table-cell>
          <table:table-cell table:style-name="ce9" office:value-type="string" calcext:value-type="string">
            <text:p>OUT</text:p>
          </table:table-cell>
          <table:table-cell office:value-type="string" calcext:value-type="string">
            <text:p>Arduino-Mini UART-RX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Pi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<text:span text:style-name="T1">GPIO-15 / </text:span><text:span text:style-name="T2">UART-RXD</text:span></text:p>
          </table:table-cell>
          <table:table-cell table:style-name="ce9" office:value-type="string" calcext:value-type="string">
            <text:p>OUT</text:p>
          </table:table-cell>
          <table:table-cell office:value-type="string" calcext:value-type="string">
            <text:p>Arduino-Mini UART-TX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GPIO-17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2-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GPIO-18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2-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GPIO-27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2-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GPIO-22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2-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GPIO-23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2-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GPIO-24</text:p>
          </table:table-cell>
          <table:table-cell table:style-name="ce9" office:value-type="string" calcext:value-type="string">
            <text:p>IN</text:p>
          </table:table-cell>
          <table:table-cell table:style-name="ce11" office:value-type="string" calcext:value-type="string">
            <text:p>RFM-IRQ</text:p>
          </table:table-cell>
          <table:table-cell office:value-type="string" calcext:value-type="string">
            <text:p>cl3-gpio unit-tes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GPIO-25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FM-RESE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GPIO-08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FM-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GPIO-07</text:p>
          </table:table-cell>
          <table:table-cell table:style-name="ce9"/>
          <table:table-cell table:style-name="ce11"/>
          <table:table-cell office:value-type="string" calcext:value-type="string">
            <text:p>cl3-gpio unit-tes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Pi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<text:span text:style-name="T2">GPIO-00</text:span><text:span text:style-name="T1"> / (I2C-0-DATA)</text:span>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2-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Pi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<text:span text:style-name="T2">GPIO-01</text:span><text:span text:style-name="T1"> / (I2C-0-CLOCK)</text:span>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2-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GPIO-05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Arduino-Mini RESET</text:p>
          </table:table-cell>
          <table:table-cell office:value-type="string" calcext:value-type="string">
            <text:p>cl3-gpio unit-tes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GPIO-06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1-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GPIO-12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1-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GPIO-13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1-6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GPIO-19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1-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GPIO-16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1-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GPIO-26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1-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GPIO-20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1-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Pi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GPIO-21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ELAIS-1-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FM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GPIO-00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FM-RX_A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FM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PIO-01</text:p>
          </table:table-cell>
          <table:table-cell table:style-name="ce9" office:value-type="string" calcext:value-type="string">
            <text:p>OUT</text:p>
          </table:table-cell>
          <table:table-cell table:style-name="ce11" office:value-type="string" calcext:value-type="string">
            <text:p>RFM-TX_A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F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-02</text:p>
          </table:table-cell>
          <table:table-cell office:value-type="string" calcext:value-type="string">
            <text:p>IN / A-IN / OUT</text:p>
          </table:table-cell>
          <table:table-cell table:style-name="ce11"/>
          <table:table-cell table:number-columns-repeated="1011"/>
        </table:table-row>
        <table:table-row table:style-name="ro3">
          <table:table-cell office:value-type="string" calcext:value-type="string">
            <text:p>RF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-03</text:p>
          </table:table-cell>
          <table:table-cell office:value-type="string" calcext:value-type="string">
            <text:p>IN / OUT</text:p>
          </table:table-cell>
          <table:table-cell table:style-name="ce11"/>
          <table:table-cell table:number-columns-repeated="1011"/>
        </table:table-row>
        <table:table-row table:style-name="ro2">
          <table:table-cell office:value-type="string" calcext:value-type="string">
            <text:p>Ardui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-00 / <text:span text:style-name="T2">UART-RXD</text:span>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spberry Pi 2 – UART-TX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du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-01 / <text:span text:style-name="T2">UART-TXD</text:span>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aspberry Pi 2 – UART-RX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du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-02 / <text:span text:style-name="T2">Soft1wire</text:span>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Heater Temperature-Sensor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-03 / PW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-0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IO-05 / PW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IO-06 / PW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IO-0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-0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IO-09 / PW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-10 / PW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PIO-11 / PWM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-1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PIO-1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rduino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DC-0</text:p>
          </table:table-cell>
          <table:table-cell office:value-type="string" calcext:value-type="string">
            <text:p>A-IN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rduino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DC-1</text:p>
          </table:table-cell>
          <table:table-cell office:value-type="string" calcext:value-type="string">
            <text:p>A-IN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rduino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DC-2</text:p>
          </table:table-cell>
          <table:table-cell office:value-type="string" calcext:value-type="string">
            <text:p>A-IN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rduino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DC-3</text:p>
          </table:table-cell>
          <table:table-cell office:value-type="string" calcext:value-type="string">
            <text:p>A-I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duino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pan text:style-name="T2">ADC-4</text:span><text:span text:style-name="T1"> / I2C-DATA</text:span></text:p>
          </table:table-cell>
          <table:table-cell office:value-type="string" calcext:value-type="string">
            <text:p>A-IN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Arduino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pan text:style-name="T2">ADC-5</text:span><text:span text:style-name="T1"> / I2C-CLOCK</text:span></text:p>
          </table:table-cell>
          <table:table-cell office:value-type="string" calcext:value-type="string">
            <text:p>A-IN</text:p>
          </table:table-cell>
          <table:table-cell table:style-name="Default"/>
          <table:table-cell table:number-columns-repeated="1011"/>
        </table:table-row>
        <table:table-row table:style-name="ro3">
          <table:table-cell office:value-type="string" calcext:value-type="string">
            <text:p>Arduino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DC-6</text:p>
          </table:table-cell>
          <table:table-cell office:value-type="string" calcext:value-type="string">
            <text:p>A-IN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Arduino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DC-7</text:p>
          </table:table-cell>
          <table:table-cell office:value-type="string" calcext:value-type="string">
            <text:p>A-IN</text:p>
          </table:table-cell>
          <table:table-cell table:number-columns-repeated="1012"/>
        </table:table-row>
        <table:table-row table:style-name="ro3" table:number-rows-repeated="1048523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  <table:database-ranges>
        <table:database-range table:name="__Anonymous_Sheet_DB__0" table:target-range-address="Tabelle1.A1:Tabelle1.E2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.00.0000</text:date>, <text:time style:data-style-name="N2" text:time-value="0000-00-00T13:37:51.7503564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Brennecke</meta:initial-creator>
    <meta:creation-date>2015-03-19T22:23:41.100045165</meta:creation-date>
    <dc:date>2015-03-23T00:44:40.647957696</dc:date>
    <meta:editing-duration>PT23H59M32S</meta:editing-duration>
    <meta:editing-cycles>54</meta:editing-cycles>
    <meta:generator>LibreOffice/4.1.6.2$Linux_X86_64 LibreOffice_project/410m0$Build-2</meta:generator>
    <meta:document-statistic meta:table-count="1" meta:cell-count="230" meta:object-count="0"/>
  </office:meta>
</office:document-meta>
</file>